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User stories</text:p>
      <text:p text:style-name="Standard"/>
      <text:list text:style-name="L1">
        <text:list-item>
          <text:p text:style-name="P1">class specific background images in character/merc equip trays</text:p>
        </text:list-item>
      </text:list>
      <text:p text:style-name="Standard"/>
      <text:p text:style-name="Standard">Refactorings</text:p>
      <text:p text:style-name="Standard"/>
      <text:list text:style-name="L2">
        <text:list-item>
          <text:p text:style-name="P2">refactor MPQ header/hashtable/blocktable reader to use mmap()</text:p>
        </text:list-item>
      </text:list>
      <text:p text:style-name="Standard"/>
      <text:p text:style-name="Standard"/>
      <text:p text:style-name="Standard">Other</text:p>
      <text:p text:style-name="Standard"/>
      <text:p text:style-name="Standard">Multithreaded iventory image loading/post-processing (thread pool nr processors) – new concurrency package</text:p>
      <text:p text:style-name="Standard">Heap monitor (1.5 JMX?)</text:p>
      <text:p text:style-name="Standard">System tray</text:p>
      <text:p text:style-name="Standard">Dialog centering code (setLocationRelativeTo)</text:p>
      <text:p text:style-name="Standard">splas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StarSymbol" svg:font-family="StarSymbol"/>
    <style:font-face style:name="Tahoma1" svg:font-family="Tahoma"/>
    <style:font-face style:name="Times" svg:font-family="Times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GB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3-16T10:49:14</meta:creation-date>
    <dc:date>2008-03-24T11:32:21</dc:date>
    <meta:editing-cycles>7</meta:editing-cycles>
    <meta:editing-duration>PT6H17M4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0" meta:word-count="46" meta:character-count="343"/>
  </office:meta>
</office:document-meta>
</file>